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00A0000000ADDA84F49.gif" manifest:media-type="image/gif"/>
  <manifest:file-entry manifest:full-path="Pictures/10000200000000580000001FC088875E.png" manifest:media-type="image/png"/>
  <manifest:file-entry manifest:full-path="Pictures/10000200000000120000001256ED240C.gif" manifest:media-type="image/gif"/>
  <manifest:file-entry manifest:full-path="Pictures/1000000000000274000001C2683917C4.jpg" manifest:media-type="image/jpeg"/>
  <manifest:file-entry manifest:full-path="Pictures/100002010000032000000198B127F89D.png" manifest:media-type="image/png"/>
  <manifest:file-entry manifest:full-path="Pictures/100000000000035E000001E10171A9DE.png" manifest:media-type="image/png"/>
  <manifest:file-entry manifest:full-path="Pictures/100000000000001C00000020D876C24E.gif" manifest:media-type="image/gif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000000000900000004E4ACA9ED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8" svg:font-family="標楷體" style:font-adornments="標準" style:font-pitch="fixed"/>
    <style:font-face style:name="AR PL Mingti2L Big52" svg:font-family="'AR PL Mingti2L Big5'" style:font-family-generic="modern" style:font-pitch="fixed"/>
    <style:font-face style:name="Luxi Mono2" svg:font-family="'Luxi Mono'" style:font-family-generic="modern" style:font-pitch="fixed"/>
    <style:font-face style:name="Liberation Serif2" svg:font-family="'Liberation Serif'" style:font-family-generic="roman" style:font-pitch="fixed"/>
    <style:font-face style:name="標楷體7" svg:font-family="標楷體" style:font-family-generic="roma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3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開放黑體" svg:font-family="開放黑體" style:font-pitch="variable"/>
    <style:font-face style:name="AR PL Mingti2L Big51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粗體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ccccff" draw:textarea-horizontal-align="center" draw:textarea-vertical-align="middle" draw:shadow="hidden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draw:marker-start-width="0.45cm" draw:marker-end-width="0.45cm" draw:fill="gradient" draw:fill-color="#000000" draw:fill-gradient-name="Radial_20_red_2f_yellow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pr1" style:family="presentation" style:parent-style-name="資訊大未來2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大未來2-notes">
      <style:graphic-properties draw:fill-color="#ffffff" draw:auto-grow-height="true" fo:min-height="12.411cm"/>
    </style:style>
    <style:style style:name="pr3" style:family="presentation" style:parent-style-name="資訊大未來-title">
      <style:graphic-properties draw:fill-color="#ffffff" draw:auto-grow-height="true" fo:min-height="1.677cm"/>
    </style:style>
    <style:style style:name="pr4" style:family="presentation" style:parent-style-name="資訊大未來-notes">
      <style:graphic-properties draw:fill-color="#ffffff" draw:auto-grow-height="true" fo:min-height="12.411cm"/>
    </style:style>
    <style:style style:name="pr5" style:family="presentation" style:parent-style-name="資訊大未來-notes">
      <style:graphic-properties draw:fill-color="#ffffff" draw:auto-grow-height="true" fo:min-height="12.403cm"/>
    </style:style>
    <style:style style:name="pr6" style:family="presentation" style:parent-style-name="資訊大未來-outline1" style:list-style-name="L8">
      <style:graphic-properties draw:fill-color="#ffffff" draw:auto-grow-height="true" fo:min-height="11.317cm"/>
    </style:style>
    <style:style style:name="pr7" style:family="presentation" style:parent-style-name="資訊大未來-outline1" style:list-style-name="L4">
      <style:graphic-properties draw:fill-color="#ffffff" draw:auto-grow-height="true" fo:min-height="12.486cm"/>
    </style:style>
    <style:style style:name="pr8" style:family="presentation" style:parent-style-name="資訊大未來-outline1" style:list-style-name="L4">
      <style:graphic-properties draw:fill-color="#ffffff" draw:auto-grow-height="true" fo:min-height="12.537cm"/>
    </style:style>
    <style:style style:name="pr9" style:family="presentation" style:parent-style-name="資訊大未來-outline1" style:list-style-name="L4">
      <style:graphic-properties draw:fill-color="#ffffff" draw:auto-grow-height="true" fo:min-height="13.068cm"/>
    </style:style>
    <style:style style:name="pr10" style:family="presentation" style:parent-style-name="資訊大未來-outline1" style:list-style-name="L4">
      <style:graphic-properties draw:fill-color="#ffffff" draw:auto-grow-height="true" fo:min-height="12.925cm"/>
    </style:style>
    <style:style style:name="pr11" style:family="presentation" style:parent-style-name="資訊大未來-outline1" style:list-style-name="L4">
      <style:graphic-properties draw:fill-color="#ffffff" draw:auto-grow-height="true" fo:min-height="12.34cm"/>
    </style:style>
    <style:style style:name="pr12" style:family="presentation" style:parent-style-name="資訊大未來-outline1" style:list-style-name="L8">
      <style:graphic-properties draw:fill-color="#ffffff" draw:auto-grow-height="true" fo:min-height="11.317cm"/>
    </style:style>
    <style:style style:name="pr13" style:family="presentation" style:parent-style-name="資訊大未來-outline1" style:list-style-name="L8">
      <style:graphic-properties draw:fill-color="#ffffff" draw:auto-grow-height="true" fo:min-height="11.317cm"/>
    </style:style>
    <style:style style:name="pr14" style:family="presentation" style:parent-style-name="資訊大未來1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資訊大未來1-notes">
      <style:graphic-properties draw:fill-color="#ffffff" draw:auto-grow-height="true" fo:min-height="12.405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style:font-name="全字庫正楷體1" style:font-name-asian="全字庫正楷體1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style:font-size-asian="12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.6cm" fo:margin-right="0cm" fo:line-height="150%" fo:text-indent="0cm"/>
      <style:text-properties style:font-name="TW Sung" fo:font-size="24pt" style:font-name-asian="TW Sung" style:font-size-asian="24pt"/>
    </style:style>
    <style:style style:name="P15" style:family="paragraph">
      <style:paragraph-properties fo:margin-left="0cm" fo:margin-right="0cm" fo:line-height="150%" fo:text-indent="0cm"/>
      <style:text-properties style:font-name="TW Sung" fo:font-size="24pt" style:font-name-asian="TW Sung" style:font-size-asian="24pt"/>
    </style:style>
    <style:style style:name="P16" style:family="paragraph">
      <style:paragraph-properties fo:margin-left="0cm" fo:margin-right="0cm" fo:text-indent="0cm"/>
      <style:text-properties fo:font-size="12pt" style:font-size-asian="12pt"/>
    </style:style>
    <style:style style:name="P17" style:family="paragraph">
      <style:paragraph-properties style:line-height-at-least="0cm" fo:text-align="start"/>
    </style:style>
    <style:style style:name="P18" style:family="paragraph">
      <style:paragraph-properties style:line-height-at-least="0cm" fo:text-align="start"/>
      <style:text-properties fo:color="#00cccc" style:text-outline="false" style:font-name="開放黑體" fo:font-size="48pt" fo:text-shadow="none" fo:font-weight="bold" style:font-name-asian="開放黑體" style:font-size-asian="48pt" style:font-weight-asian="bold" style:font-size-complex="48pt" style:font-weight-complex="bold"/>
    </style:style>
    <style:style style:name="P19" style:family="paragraph">
      <style:paragraph-properties style:line-height-at-least="0cm"/>
    </style:style>
    <style:style style:name="P20" style:family="paragraph">
      <style:paragraph-properties style:line-height-at-least="0cm"/>
      <style:text-properties fo:color="#0066cc" style:font-name="開放黑體" fo:font-size="48pt" fo:text-shadow="none" fo:font-weight="bold" style:font-name-asian="開放黑體" style:font-size-asian="48pt" style:font-weight-asian="bold" style:font-size-complex="48pt" style:font-weight-complex="bold"/>
    </style:style>
    <style:style style:name="P21" style:family="paragraph"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22" style:family="paragraph">
      <style:paragraph-properties fo:margin-left="0cm" fo:margin-right="0cm" fo:margin-top="0.396cm" fo:margin-bottom="0cm" fo:line-height="100%" fo:text-align="start" fo:text-indent="0cm"/>
    </style:style>
    <style:style style:name="P23" style:family="paragraph"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style:font-size-asian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erif" fo:font-size="24pt" style:font-name-asian="Liberation Serif" style:font-size-asian="24pt"/>
    </style:style>
    <style:style style:name="T9" style:family="text">
      <style:text-properties style:font-name="Liberation Serif" fo:font-size="22pt" style:font-name-asian="Liberation Serif" style:font-size-asian="22pt"/>
    </style:style>
    <style:style style:name="T10" style:family="text">
      <style:text-properties style:font-name="Liberation Serif" fo:font-size="22pt" fo:font-style="italic" style:font-name-asian="Liberation Serif" style:font-size-asian="22pt" style:font-style-asian="italic" style:font-style-complex="italic"/>
    </style:style>
    <style:style style:name="T11" style:family="text">
      <style:text-properties fo:font-size="12pt" style:font-size-asian="12pt"/>
    </style:style>
    <style:style style:name="T12" style:family="text">
      <style:text-properties style:text-line-through-style="solid" style:text-line-through-type="single" style:font-name="Liberation Serif" fo:font-size="22pt" style:font-name-asian="Liberation Serif" style:font-size-asian="22pt"/>
    </style:style>
    <style:style style:name="T13" style:family="text">
      <style:text-properties fo:color="#dc2300" style:text-outline="false" style:font-name="開放黑體" fo:font-size="48pt" fo:text-shadow="none" fo:font-weight="bold" style:font-name-asian="開放黑體" style:font-size-asian="48pt" style:font-weight-asian="bold" style:font-size-complex="48pt" style:font-weight-complex="bold"/>
    </style:style>
    <style:style style:name="T14" style:family="text">
      <style:text-properties fo:color="#0066cc" style:font-name="開放黑體" fo:font-size="48pt" fo:text-shadow="none" fo:font-weight="bold" style:font-name-asian="開放黑體" style:font-size-asian="48pt" style:font-weight-asian="bold" style:font-size-complex="48pt" style:font-weight-complex="bold"/>
    </style:style>
    <style:style style:name="T15" style:family="text">
      <style:text-properties style:font-name="Liberation Serif" fo:font-size="22pt" style:font-name-asian="Liberation Serif" style:font-size-asian="22pt" style:font-size-complex="22pt"/>
    </style:style>
    <style:style style:name="T16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7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0000000001C00000020D876C24E.gif" xlink:type="simple" xlink:show="embed" xlink:actuate="onLoad">
        <style:list-level-properties text:min-label-width="0.6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8cm" text:min-label-width="0.6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6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3.2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4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5.6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6.4cm" text:min-label-width="0.6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5">
      <text:list-level-style-image text:level="1" xlink:href="Pictures/10000200000000120000001256ED240C.gif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56ED240C.gif" xlink:type="simple" xlink:show="embed" xlink:actuate="onLoad">
        <style:list-level-properties text:space-before="0.8cm" text:min-label-width="0.6cm" style:vertical-pos="middle" style:vertical-rel="line" fo:width="0.476cm" fo:height="0.476cm"/>
      </text:list-level-style-image>
      <text:list-level-style-image text:level="3" xlink:href="Pictures/10000200000000120000001256ED240C.gif" xlink:type="simple" xlink:show="embed" xlink:actuate="onLoad">
        <style:list-level-properties text:space-before="1.6cm" text:min-label-width="0.6cm" style:vertical-pos="middle" style:vertical-rel="line" fo:width="0.476cm" fo:height="0.476cm"/>
      </text:list-level-style-image>
      <text:list-level-style-image text:level="4" xlink:href="Pictures/10000200000000120000001256ED240C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5" xlink:href="Pictures/10000200000000120000001256ED240C.gif" xlink:type="simple" xlink:show="embed" xlink:actuate="onLoad">
        <style:list-level-properties text:space-before="3.2cm" text:min-label-width="0.6cm" style:vertical-pos="middle" style:vertical-rel="line" fo:width="0.476cm" fo:height="0.476cm"/>
      </text:list-level-style-image>
      <text:list-level-style-image text:level="6" xlink:href="Pictures/10000200000000120000001256ED240C.gif" xlink:type="simple" xlink:show="embed" xlink:actuate="onLoad">
        <style:list-level-properties text:space-before="4cm" text:min-label-width="0.6cm" style:vertical-pos="middle" style:vertical-rel="line" fo:width="0.476cm" fo:height="0.476cm"/>
      </text:list-level-style-image>
      <text:list-level-style-image text:level="7" xlink:href="Pictures/10000200000000120000001256ED240C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5.6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6.4cm" text:min-label-width="0.6cm" style:vertical-pos="middle" style:vertical-rel="line" fo:width="0.476cm" fo:height="0.476cm"/>
      </text:list-level-style-image>
      <text:list-level-style-image text:level="10" xlink:href="Pictures/10000200000000120000001256ED240C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" fo:color="#000000" fo:font-size="100%"/>
      </text:list-level-style-bullet>
      <text:list-level-style-bullet text:level="2" text:bullet-char="–">
        <style:list-level-properties text:space-before="1.309cm"/>
        <style:text-properties style:font-name="Arial" fo:color="#000000" fo:font-size="100%"/>
      </text:list-level-style-bullet>
      <text:list-level-style-bullet text:level="3" text:bullet-char="•">
        <style:list-level-properties text:space-before="2.632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封面" draw:style-name="dp1" draw:master-page-name="資訊大未來2" presentation:presentation-page-layout-name="AL1T0">
        <office:forms form:automatic-focus="false" form:apply-design-mode="false"/>
        <draw:frame draw:style-name="gr1" draw:text-style-name="P2" draw:layer="layout" svg:width="12.105cm" svg:height="2.883cm" svg:x="6.91cm" svg:y="15.52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5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4" draw:layer="layout" svg:width="12.998cm" svg:height="3.707cm" svg:x="6.942cm" svg:y="4.738cm" presentation:class="title" presentation:user-transformed="true">
          <draw:text-box>
            <text:p text:style-name="P3"><text:span text:style-name="T3">動手做簡報</text:span></text:p>
          </draw:text-box>
        </draw:frame>
        <draw:custom-shape draw:style-name="gr2" draw:text-style-name="P6" draw:layer="layout" svg:width="19.685cm" svg:height="0.896cm" svg:x="0.755cm" svg:y="0.745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3.062cm" svg:y="18.15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7" draw:layer="layout" svg:width="13.846cm" svg:height="12.411cm" svg:x="2.518cm" svg:y="13.096cm" presentation:class="notes" presentation:placeholder="true" presentation:user-transformed="true">
            <draw:text-box/>
          </draw:frame>
        </presentation:notes>
      </draw:page>
      <draw:page draw:name="表演" draw:style-name="dp3" draw:master-page-name="資訊大未來" presentation:presentation-page-layout-name="AL2T19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簡報是一場表演</text:span></text:p>
          </draw:text-box>
        </draw:frame>
        <draw:frame draw:style-name="gr5" draw:text-style-name="P9" draw:layer="layout" svg:width="19.63cm" svg:height="14.07cm" svg:x="2.885cm" svg:y="4.873cm">
          <draw:image xlink:href="Pictures/1000000000000274000001C2683917C4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0" draw:layer="layout" svg:width="13.846cm" svg:height="12.411cm" svg:x="2.518cm" svg:y="13.096cm" presentation:class="notes" presentation:user-transformed="true">
            <draw:text-box>
              <text:p text:style-name="P7"><text:span text:style-name="T6">http://problah.com/images/SJ/steve-jobs-blood-pressure.jpg</text:span></text:p>
            </draw:text-box>
          </draw:frame>
        </presentation:notes>
      </draw:page>
      <draw:page draw:name="範圍" draw:style-name="dp3" draw:master-page-name="資訊大未來" presentation:presentation-page-layout-name="AL2T19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範圍</text:span></text:p>
          </draw:text-box>
        </draw:frame>
        <draw:ellipse draw:style-name="gr6" draw:text-style-name="P11" draw:layer="layout" svg:width="1.856cm" svg:height="10.268cm" svg:x="2.528cm" svg:y="5.318cm">
          <text:p><text:span text:style-name="T7">前</text:span></text:p>
          <text:p><text:span text:style-name="T7">期</text:span></text:p>
          <text:p><text:span text:style-name="T7">規</text:span></text:p>
          <text:p><text:span text:style-name="T7">畫</text:span></text:p>
        </draw:ellipse>
        <draw:ellipse draw:style-name="gr6" draw:text-style-name="P9" draw:layer="layout" svg:width="13.509cm" svg:height="3.198cm" svg:x="6.082cm" svg:y="14.388cm">
          <text:p text:style-name="P9"/>
          <text:p text:style-name="P9"><text:span text:style-name="T7">使用簡報編輯工具</text:span></text:p>
        </draw:ellipse>
        <draw:ellipse draw:style-name="gr6" draw:text-style-name="P11" draw:layer="layout" svg:width="1.856cm" svg:height="10.268cm" svg:x="21.247cm" svg:y="5.318cm">
          <text:p><text:span text:style-name="T7">結</text:span></text:p>
          <text:p><text:span text:style-name="T7">束</text:span></text:p>
          <text:p><text:span text:style-name="T7">收</text:span></text:p>
          <text:p><text:span text:style-name="T7">尾</text:span></text:p>
        </draw:ellipse>
        <draw:ellipse draw:style-name="gr6" draw:text-style-name="P11" draw:layer="layout" svg:width="1.856cm" svg:height="10.268cm" svg:x="17.505cm" svg:y="5.318cm">
          <text:p><text:span text:style-name="T7">展</text:span></text:p>
          <text:p><text:span text:style-name="T7">示</text:span></text:p>
          <text:p><text:span text:style-name="T7">發</text:span></text:p>
          <text:p><text:span text:style-name="T7">表</text:span></text:p>
        </draw:ellipse>
        <draw:ellipse draw:style-name="gr6" draw:text-style-name="P11" draw:layer="layout" svg:width="1.856cm" svg:height="10.268cm" svg:x="13.761cm" svg:y="5.318cm">
          <text:p><text:span text:style-name="T7">測</text:span></text:p>
          <text:p><text:span text:style-name="T7">試</text:span></text:p>
          <text:p><text:span text:style-name="T7">準</text:span></text:p>
          <text:p><text:span text:style-name="T7">備</text:span></text:p>
        </draw:ellipse>
        <draw:ellipse draw:style-name="gr6" draw:text-style-name="P11" draw:layer="layout" svg:width="1.856cm" svg:height="10.268cm" svg:x="10.016cm" svg:y="5.318cm">
          <text:p><text:span text:style-name="T7">修</text:span></text:p>
          <text:p><text:span text:style-name="T7">改</text:span></text:p>
          <text:p><text:span text:style-name="T7">加</text:span></text:p>
          <text:p><text:span text:style-name="T7">強</text:span></text:p>
        </draw:ellipse>
        <draw:ellipse draw:style-name="gr6" draw:text-style-name="P11" draw:layer="layout" svg:width="1.856cm" svg:height="10.268cm" svg:x="6.272cm" svg:y="5.318cm">
          <text:p><text:span text:style-name="T7">簡</text:span></text:p>
          <text:p><text:span text:style-name="T7">報</text:span></text:p>
          <text:p><text:span text:style-name="T7">製</text:span></text:p>
          <text:p><text:span text:style-name="T7">作</text:span></text:p>
        </draw:ellipse>
        <draw:custom-shape draw:style-name="gr7" draw:text-style-name="P9" draw:layer="layout" svg:width="1.066cm" svg:height="1.303cm" svg:x="4.797cm" svg:y="9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066cm" svg:height="1.303cm" svg:x="8.597cm" svg:y="9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066cm" svg:height="1.303cm" svg:x="12.297cm" svg:y="9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066cm" svg:height="1.303cm" svg:x="15.997cm" svg:y="9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066cm" svg:height="1.303cm" svg:x="19.797cm" svg:y="9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583cm" svg:height="10.335cm" svg:x="3.146cm" svg:y="2.066cm" draw:page-number="3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前期規畫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前期規畫</text:span></text:p>
          </draw:text-box>
        </draw:frame>
        <draw:frame presentation:style-name="pr6" draw:text-style-name="P14" draw:layer="layout" svg:width="19.737cm" svg:height="11.317cm" svg:x="3.214cm" svg:y="5.183cm" presentation:class="outline" presentation:user-transformed="true">
          <draw:text-box>
            <text:list text:style-name="L4">
              <text:list-item>
                <text:p text:style-name="P12"><text:span text:style-name="T8">決定題目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以聽眾的觀點來思考</text:span></text:p>
                  </text:list-item>
                  <text:list-item>
                    <text:p text:style-name="P13"><text:span text:style-name="T9">符合內容又能引起興趣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時間地點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有空的時間、方便的地點</text:span></text:p>
                  </text:list-item>
                  <text:list-item>
                    <text:p text:style-name="P13"><text:span text:style-name="T9">確認舉行簡報的訊息已傳達到目標聽眾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要點發想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以手繪心智圖的方式進行</text:span></text:p>
                  </text:list-item>
                  <text:list-item>
                    <text:p text:style-name="P13"><text:span text:style-name="T9">思考的過程需要持續幾天</text:span></text:p>
                  </text:list-item>
                  <text:list-item>
                    <text:p text:style-name="P13"><text:span text:style-name="T9">從心智圖整理出自己的大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4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簡報製作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簡報製作</text:span></text:p>
          </draw:text-box>
        </draw:frame>
        <draw:frame presentation:style-name="pr7" draw:text-style-name="P15" draw:layer="layout" svg:width="21.521cm" svg:height="12.486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資料整理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依關鍵字搜尋並閱讀資料</text:span></text:p>
                  </text:list-item>
                  <text:list-item>
                    <text:p text:style-name="P13"><text:span text:style-name="T9">記錄資料來源，填入並調整大綱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種類形式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方法：對話式、文件式、戲劇式</text:span></text:p>
                  </text:list-item>
                  <text:list-item>
                    <text:p text:style-name="P13"><text:span text:style-name="T9">背景：單色、天地、外框、底圖、全圖</text:span></text:p>
                  </text:list-item>
                  <text:list-item>
                    <text:p text:style-name="P13"><text:span text:style-name="T9">用色：淡→半濃，素→半彩</text:span></text:p>
                  </text:list-item>
                  <text:list-item>
                    <text:p text:style-name="P13"><text:span text:style-name="T9">(</text:span><text:span text:style-name="T9">多重</text:span><text:span text:style-name="T9">)</text:span><text:span text:style-name="T9">目錄較適用於</text:span><text:span text:style-name="T9">(</text:span><text:span text:style-name="T9">長</text:span><text:span text:style-name="T9">)</text:span><text:span text:style-name="T9">文件式簡報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表現格式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字體及變化</text:span><text:span text:style-name="T9">(</text:span><text:span text:style-name="T9">尺寸、粗細</text:span><text:span text:style-name="T9">)</text:span><text:span text:style-name="T9">各不超過兩種</text:span></text:p>
                  </text:list-item>
                  <text:list-item>
                    <text:p text:style-name="P13"><text:span text:style-name="T9">注意圖片對於氣氛、平衡、背景的影響</text:span></text:p>
                  </text:list-item>
                  <text:list-item>
                    <text:p text:style-name="P13"><text:span text:style-name="T9">避免過多、過小的文字以及粗糙、複雜的圖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5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使用工具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 presentation:user-transformed="true">
          <draw:text-box>
            <text:p text:style-name="P7"><text:span text:style-name="T5">使用工具</text:span></text:p>
          </draw:text-box>
        </draw:frame>
        <draw:frame presentation:style-name="pr8" draw:text-style-name="P15" draw:layer="layout" svg:width="21.885cm" svg:height="12.537cm" svg:x="3.214cm" svg:y="5.183cm" presentation:class="outline" presentation:user-transformed="true">
          <draw:text-box>
            <text:list text:style-name="L4">
              <text:list-item>
                <text:p text:style-name="P12"><text:span text:style-name="T8">編輯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大綱模式修改所有文字的屬性或內容</text:span></text:p>
                  </text:list-item>
                  <text:list-item>
                    <text:p text:style-name="P13"><text:span text:style-name="T9">備註模式記錄繁雜的補充資料</text:span></text:p>
                  </text:list-item>
                  <text:list-item>
                    <text:p text:style-name="P13"><text:span text:style-name="T9">[</text:span><text:span text:style-name="T9">編號</text:span><text:span text:style-name="T9">/</text:span><text:span text:style-name="T9">項目符號</text:span><text:span text:style-name="T9">]</text:span><text:span text:style-name="T9">選擇較清楚的標記</text:span></text:p>
                  </text:list-item>
                  <text:list-item>
                    <text:p text:style-name="P13"><text:span text:style-name="T9">[</text:span><text:span text:style-name="T9">複製</text:span><text:span text:style-name="T9">]</text:span><text:span text:style-name="T9">讓不同頁面的同類物件具有相同位置</text:span></text:p>
                  </text:list-item>
                  <text:list-item>
                    <text:p text:style-name="P13"><text:span text:style-name="T9">選取多重物件再利用</text:span><text:span text:style-name="T9">[</text:span><text:span text:style-name="T9">對齊</text:span><text:span text:style-name="T9">]</text:span><text:span text:style-name="T9">或</text:span><text:span text:style-name="T9">[</text:span><text:span text:style-name="T9">分布</text:span><text:span text:style-name="T9">]</text:span><text:span text:style-name="T9">調整</text:span></text:p>
                  </text:list-item>
                  <text:list-item>
                    <text:p text:style-name="P13"><text:span text:style-name="T9">參考資料應明文顯示網址，以利講義模式列印紙本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設定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調整</text:span><text:span text:style-name="T9">[</text:span><text:span text:style-name="T9">工具</text:span><text:span text:style-name="T9">/</text:span><text:span text:style-name="T9">選項</text:span><text:span text:style-name="T9">]</text:span><text:span text:style-name="T9">中的</text:span><text:span text:style-name="T9">[</text:span><text:span text:style-name="T9">檢視</text:span><text:span text:style-name="T9">]</text:span><text:span text:style-name="T9">和</text:span><text:span text:style-name="T9">[</text:span><text:span text:style-name="T9">列印</text:span><text:span text:style-name="T9">]</text:span></text:p>
                  </text:list-item>
                  <text:list-item>
                    <text:p text:style-name="P13"><text:span text:style-name="T9">進行問題討論之前，切換至投影片瀏覽模式，每列約五～六張投影片，以利聽眾回顧簡報</text:span></text:p>
                  </text:list-item>
                  <text:list-item>
                    <text:p text:style-name="P13"><text:span text:style-name="T9">列印的替代字型可能會造成預期外的效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6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修改加強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修改加強</text:span></text:p>
          </draw:text-box>
        </draw:frame>
        <draw:frame presentation:style-name="pr9" draw:text-style-name="P15" draw:layer="layout" svg:width="21.206cm" svg:height="13.068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內容再充實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inurl:</text:span><text:span text:style-name="T10">title</text:span><text:span text:style-name="T9">搜尋關鍵字</text:span></text:p>
                  </text:list-item>
                  <text:list-item>
                    <text:p text:style-name="P13"><text:span text:style-name="T9">filetype:odp</text:span><text:span text:style-name="T9">或</text:span><text:span text:style-name="T9">filetype:ppt</text:span><text:span text:style-name="T9">搜尋簡報檔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預演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多瀏覽幾次投影片，找出錯字與不協調</text:span></text:p>
                  </text:list-item>
                  <text:list-item>
                    <text:p text:style-name="P13"><text:span text:style-name="T9">實際演練一次，請人讀過投影片</text:span></text:p>
                  </text:list-item>
                  <text:list-item>
                    <text:p text:style-name="P13"><text:span text:style-name="T9">感受其中的邏輯結構，必要時重新排列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增補刪減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刪除枝節或不懂的內容，一圖勝千文</text:span></text:p>
                  </text:list-item>
                  <text:list-item>
                    <text:p text:style-name="P13"><text:span text:style-name="T9">加入一些過場句子，說完再切換投影片</text:span></text:p>
                  </text:list-item>
                  <text:list-item>
                    <text:p text:style-name="P13"><text:span text:style-name="T9">投影片要有頭有尾</text:span><text:span text:style-name="T9">(</text:span><text:span text:style-name="T9">有休息</text:span><text:span text:style-name="T9">)</text:span><text:span text:style-name="T9">，可預期何時結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7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休息" draw:style-name="dp3" draw:master-page-name="資訊大未來">
        <office:forms form:automatic-focus="false" form:apply-design-mode="false"/>
        <draw:frame draw:style-name="gr5" draw:text-style-name="P9" draw:layer="layout" svg:width="25.462cm" svg:height="19.104cm" svg:x="0.01cm" svg:y="-0.073cm">
          <draw:image xlink:href="Pictures/100000000000035E000001E10171A9DE.png" xlink:type="simple" xlink:show="embed" xlink:actuate="onLoad">
            <text:p/>
          </draw:image>
        </draw:frame>
        <presentation:notes draw:style-name="dp2">
          <draw:page-thumbnail draw:style-name="gr4" draw:layer="layout" svg:width="12.583cm" svg:height="10.335cm" svg:x="3.146cm" svg:y="2.066cm" draw:page-number="8" presentation:class="page"/>
          <draw:frame presentation:style-name="pr4" draw:text-style-name="P16" draw:layer="layout" svg:width="13.846cm" svg:height="12.411cm" svg:x="2.518cm" svg:y="13.096cm" presentation:class="notes" presentation:user-transformed="true">
            <draw:text-box>
              <text:p text:style-name="P7"><text:span text:style-name="T11">http://problah.com/images/SJ/steve-jobs-blood-pressure.jpg</text:span></text:p>
            </draw:text-box>
          </draw:frame>
        </presentation:notes>
      </draw:page>
      <draw:page draw:name="測試準備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測試準備</text:span></text:p>
          </draw:text-box>
        </draw:frame>
        <draw:frame presentation:style-name="pr10" draw:text-style-name="P15" draw:layer="layout" svg:width="21.351cm" svg:height="12.925cm" svg:x="3.214cm" svg:y="5.183cm" presentation:class="outline" presentation:user-transformed="true">
          <draw:text-box>
            <text:list text:style-name="L4">
              <text:list-item>
                <text:p text:style-name="P12"><text:span text:style-name="T8">軟體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簡報軟體</text:span><text:span text:style-name="T9">(</text:span><text:span text:style-name="T9">雙螢幕顯示、平滑字型、流暢播放</text:span><text:span text:style-name="T9">)</text:span></text:p>
                  </text:list-item>
                  <text:list-item>
                    <text:p text:style-name="P13"><text:span text:style-name="T9">實作軟體</text:span><text:span text:style-name="T9">(</text:span><text:span text:style-name="T9">切換、尺寸、連線</text:span><text:span text:style-name="T9">)[</text:span><text:span text:style-name="T9">若有需要</text:span><text:span text:style-name="T9">]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硬體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投影機</text:span><text:span text:style-name="T9">(</text:span><text:span text:style-name="T9">解析度、對焦、位置</text:span><text:span text:style-name="T9">)</text:span></text:p>
                  </text:list-item>
                  <text:list-item>
                    <text:p text:style-name="P13"><text:span text:style-name="T9">指示器</text:span><text:span text:style-name="T9">(</text:span><text:span text:style-name="T12">雷射筆</text:span><text:span text:style-name="T9">、指示棒、滑鼠、簡報筆</text:span><text:span text:style-name="T9">)</text:span></text:p>
                  </text:list-item>
                  <text:list-item>
                    <text:p text:style-name="P13"><text:span text:style-name="T9">錄影機</text:span><text:span text:style-name="T9">(</text:span><text:span text:style-name="T9">影像、聲音</text:span><text:span text:style-name="T9">)[</text:span><text:span text:style-name="T9">若有需要</text:span><text:span text:style-name="T9">]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場地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個人儀容</text:span></text:p>
                  </text:list-item>
                  <text:list-item>
                    <text:p text:style-name="P13"><text:span text:style-name="T9">電源操作與安全、投影布幕升降</text:span></text:p>
                  </text:list-item>
                  <text:list-item>
                    <text:p text:style-name="P13"><text:span text:style-name="T9">聽眾座位與空調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9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展示發表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展示發表</text:span></text:p>
          </draw:text-box>
        </draw:frame>
        <draw:frame presentation:style-name="pr11" draw:text-style-name="P15" draw:layer="layout" svg:width="19.737cm" svg:height="12.34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表達姿勢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若不善於走動則固定一側但不擋住視線</text:span></text:p>
                  </text:list-item>
                  <text:list-item>
                    <text:p text:style-name="P13"><text:span text:style-name="T9">身體與手勢穩定，五指保持自然狀態</text:span></text:p>
                  </text:list-item>
                  <text:list-item>
                    <text:p text:style-name="P13"><text:span text:style-name="T9">遠近交替眼神接觸，謹慎處理暗號</text:span></text:p>
                  </text:list-item>
                  <text:list-item>
                    <text:p text:style-name="P13"><text:span text:style-name="T9">指示器動作穩定，不要畫圈或在螢幕上亂動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表達語言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與聽眾打招呼並自我介紹，破題要簡潔有力</text:span></text:p>
                  </text:list-item>
                  <text:list-item>
                    <text:p text:style-name="P13"><text:span text:style-name="T9">句子多用正向直述句，日常用語不要中外夾雜</text:span></text:p>
                  </text:list-item>
                  <text:list-item>
                    <text:p text:style-name="P13"><text:span text:style-name="T9">適當使用術語，部分術語可用原文</text:span></text:p>
                  </text:list-item>
                  <text:list-item>
                    <text:p text:style-name="P13"><text:span text:style-name="T9">穿插若干故事以緩和並保持注意力</text:span></text:p>
                  </text:list-item>
                  <text:list-item>
                    <text:p text:style-name="P13"><text:span text:style-name="T9">語氣清楚而不單調，不要貶低自己的簡報</text:span></text:p>
                  </text:list-item>
                  <text:list-item>
                    <text:p text:style-name="P13"><text:span text:style-name="T9">保持微笑，避免有爭議性質或過多的笑話</text:span></text:p>
                  </text:list-item>
                  <text:list-item>
                    <text:p text:style-name="P13"><text:span text:style-name="T9">控制口頭禪與語助詞的使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10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結束收尾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結束收尾</text:span></text:p>
          </draw:text-box>
        </draw:frame>
        <draw:frame presentation:style-name="pr12" draw:text-style-name="P14" draw:layer="layout" svg:width="19.737cm" svg:height="11.317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問題討論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簡報中已暗示可以繼續探討的題目</text:span></text:p>
                  </text:list-item>
                  <text:list-item>
                    <text:p text:style-name="P13"><text:span text:style-name="T9">掃視一次所有聽眾以誘發提問</text:span></text:p>
                  </text:list-item>
                  <text:list-item>
                    <text:p text:style-name="P13"><text:span text:style-name="T9">畫面上的錯誤要筆記下來以便修改</text:span></text:p>
                  </text:list-item>
                  <text:list-item>
                    <text:p text:style-name="P13"><text:span text:style-name="T9">犯錯時不要強辯，不要與聽眾爭執</text:span></text:p>
                  </text:list-item>
                  <text:list-item>
                    <text:p text:style-name="P13"><text:span text:style-name="T9">注意時間，不要太深入單一問題</text:span></text:p>
                  </text:list-item>
                  <text:list-item>
                    <text:p text:style-name="P13"><text:span text:style-name="T9">無人提問則誠懇致謝後結束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檔案提供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給內部人員應包含原始</text:span><text:span text:style-name="T9">ODP</text:span><text:span text:style-name="T9">簡報與實作程式</text:span></text:p>
                  </text:list-item>
                  <text:list-item>
                    <text:p text:style-name="P13"><text:span text:style-name="T9">給外部人員可先匯出為</text:span><text:span text:style-name="T9">PDF</text:span><text:span text:style-name="T9">格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11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成功演出" draw:style-name="dp3" draw:master-page-name="資訊大未來" presentation:presentation-page-layout-name="AL2T19">
        <office:forms form:automatic-focus="false" form:apply-design-mode="false"/>
        <draw:custom-shape draw:style-name="gr8" draw:text-style-name="P9" draw:layer="layout" svg:width="9.517cm" svg:height="7.819cm" svg:x="7.942cm" svg:y="7.6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成功演出</text:span></text:p>
          </draw:text-box>
        </draw:frame>
        <draw:frame draw:style-name="gr9" draw:text-style-name="P18" draw:layer="layout" svg:width="5.006cm" svg:height="2.025cm" svg:x="10.568cm" svg:y="11.463cm">
          <draw:text-box>
            <text:p text:style-name="P17"><text:span text:style-name="T13">自信</text:span></text:p>
          </draw:text-box>
        </draw:frame>
        <draw:frame draw:style-name="gr9" draw:text-style-name="P20" draw:layer="layout" svg:width="5.074cm" svg:height="2.025cm" svg:x="3.968cm" svg:y="15.447cm">
          <draw:text-box>
            <text:p text:style-name="P19"><text:span text:style-name="T14">結構</text:span></text:p>
          </draw:text-box>
        </draw:frame>
        <draw:frame draw:style-name="gr9" draw:text-style-name="P20" draw:layer="layout" svg:width="5.047cm" svg:height="2.025cm" svg:x="17.459cm" svg:y="15.447cm">
          <draw:text-box>
            <text:p text:style-name="P19"><text:span text:style-name="T14">發想</text:span></text:p>
          </draw:text-box>
        </draw:frame>
        <draw:frame draw:style-name="gr9" draw:text-style-name="P20" draw:layer="layout" svg:width="4.874cm" svg:height="2.025cm" svg:x="10.666cm" svg:y="5.605cm">
          <draw:text-box>
            <text:p text:style-name="P19"><text:span text:style-name="T14">練習</text:span></text:p>
          </draw:text-box>
        </draw:frame>
        <presentation:notes draw:style-name="dp2">
          <draw:page-thumbnail draw:style-name="gr4" draw:layer="layout" svg:width="12.583cm" svg:height="10.335cm" svg:x="3.146cm" svg:y="2.066cm" draw:page-number="12" presentation:class="page"/>
          <draw:frame presentation:style-name="pr4" draw:text-style-name="P10" draw:layer="layout" svg:width="13.846cm" svg:height="12.411cm" svg:x="2.518cm" svg:y="13.096cm" presentation:class="notes" presentation:placeholder="true" presentation:user-transformed="true">
            <draw:text-box/>
          </draw:frame>
        </presentation:notes>
      </draw:page>
      <draw:page draw:name="後記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後記</text:span></text:p>
          </draw:text-box>
        </draw:frame>
        <draw:frame presentation:style-name="pr13" draw:text-style-name="P14" draw:layer="layout" svg:width="19.737cm" svg:height="11.317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投影片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製作投影片就像學習書法時的描紅</text:span></text:p>
                  </text:list-item>
                  <text:list-item>
                    <text:p text:style-name="P13"><text:span text:style-name="T9">手中有簡報是為了達到心中有簡報的過程</text:span></text:p>
                  </text:list-item>
                  <text:list-item>
                    <text:p text:style-name="P13"><text:span text:style-name="T15">只帶一支白板筆上臺才是目標</text:span></text:p>
                  </text:list-item>
                  <text:list-item>
                    <text:p text:style-name="P13"><text:span text:style-name="T15">多媒體是用來補充口述與繪圖不足的部分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預期成效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5">主要是增進講者的認知與表達</text:span></text:p>
                  </text:list-item>
                  <text:list-item>
                    <text:p text:style-name="P13"><text:span text:style-name="T15">次要才是激發聽眾的興趣</text:span></text:p>
                  </text:list-item>
                  <text:list-item>
                    <text:p text:style-name="P13"><text:span text:style-name="T15">不要將傳達知識給聽眾做為預期的成效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13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謝謝各位" draw:style-name="dp1" draw:master-page-name="資訊大未來1" presentation:presentation-page-layout-name="AL1T0">
        <office:forms form:automatic-focus="false" form:apply-design-mode="false"/>
        <draw:frame presentation:style-name="pr14" draw:text-style-name="P21" draw:layer="layout" svg:width="7.708cm" svg:height="7.779cm" svg:x="4.58cm" svg:y="2.144cm" presentation:class="title" presentation:user-transformed="true">
          <draw:text-box>
            <text:p text:style-name="P7"><text:span text:style-name="T16">謝謝各位</text:span><text:span text:style-name="T16"><text:line-break/></text:span><text:span text:style-name="T16"><text:line-break/></text:span><text:span text:style-name="T16">敬請指教</text:span></text:p>
          </draw:text-box>
        </draw:frame>
        <draw:custom-shape draw:style-name="gr2" draw:text-style-name="P23" draw:layer="layout" svg:width="11.4cm" svg:height="0.896cm" svg:x="13.288cm" svg:y="18.056cm">
          <text:p text:style-name="P22"><text:span text:style-name="T17">簡報模板：資訊未來大自由</text:span><text:span text:style-name="T17">(</text:span><text:span text:style-name="T17">孫賜萍</text:span><text:span text:style-name="T17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586cm" svg:height="10.338cm" svg:x="3.146cm" svg:y="2.094cm" draw:page-number="14" presentation:class="page"/>
          <draw:frame presentation:style-name="pr15" draw:text-style-name="P7" draw:layer="layout" svg:width="15.103cm" svg:height="12.405cm" svg:x="1.888cm" svg:y="13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8" svg:font-family="標楷體" style:font-adornments="標準" style:font-pitch="fixed"/>
    <style:font-face style:name="AR PL Mingti2L Big52" svg:font-family="'AR PL Mingti2L Big5'" style:font-family-generic="modern" style:font-pitch="fixed"/>
    <style:font-face style:name="Luxi Mono2" svg:font-family="'Luxi Mono'" style:font-family-generic="modern" style:font-pitch="fixed"/>
    <style:font-face style:name="Liberation Serif2" svg:font-family="'Liberation Serif'" style:font-family-generic="roman" style:font-pitch="fixed"/>
    <style:font-face style:name="標楷體7" svg:font-family="標楷體" style:font-family-generic="roma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3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開放黑體" svg:font-family="開放黑體" style:font-pitch="variable"/>
    <style:font-face style:name="AR PL Mingti2L Big51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粗體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AR PL Mingti2L Big5" style:font-size-asian="24pt" style:language-asian="zh" style:country-asian="TW" style:font-name-complex="AR PL Mingti2L Big5" style:font-size-complex="24pt" style:language-complex="zxx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none" draw:fill-color="#000000" draw:fill-gradient-name="Gradient_20_7" draw:fill-hatch-name="Hatch_20_91" draw:fill-image-name="Bitmape_20_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Mingti2L Big5" style:font-family-asian="'AR PL Mingti2L Big5'" style:font-pitch-asian="variable" style:font-size-asian="24pt" style:font-style-asian="normal" style:font-weight-asian="normal" style:font-name-complex="AR PL Mingti2L Big5" style:font-family-complex="'AR PL Mingti2L Big5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style:font-name="Luxi Mono2" fo:font-family="'Luxi Mono'" style:font-family-generic="modern" style:font-pitch="fixed" fo:font-size="17.7000007629395pt" fo:language="zxx" fo:country="none" style:font-name-asian="AR PL Mingti2L Big52" style:font-family-asian="'AR PL Mingti2L Big5'" style:font-family-generic-asian="modern" style:font-pitch-asian="fixed" style:language-asian="zxx" style:country-asian="none" style:font-name-complex="AR PL Mingti2L Big52" style:font-family-complex="'AR PL Mingti2L Big5'" style:font-family-generic-complex="modern" style:font-pitch-complex="fixed" style:font-size-complex="17.7000007629395pt"/>
    </style:style>
    <style:style style:name="資訊大未來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大未來-backgroundobjects" style:family="presentation">
      <style:graphic-properties draw:shadow="hidden" draw:shadow-offset-x="0.3cm" draw:shadow-offset-y="0.3cm" draw:shadow-color="#808080">
        <text:list-style style:name="資訊大未來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大未來-notes" style:family="presentation">
      <style:graphic-properties draw:stroke="none" draw:fill="none">
        <text:list-style style:name="資訊大未來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-outline1" style:family="presentation">
      <style:graphic-properties draw:stroke="none" draw:fill="none">
        <text:list-style style:name="資訊大未來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-outline2" style:family="presentation" style:parent-style-name="資訊大未來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大未來-outline3" style:family="presentation" style:parent-style-name="資訊大未來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4" style:family="presentation" style:parent-style-name="資訊大未來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5" style:family="presentation" style:parent-style-name="資訊大未來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6" style:family="presentation" style:parent-style-name="資訊大未來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7" style:family="presentation" style:parent-style-name="資訊大未來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8" style:family="presentation" style:parent-style-name="資訊大未來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9" style:family="presentation" style:parent-style-name="資訊大未來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subtitle" style:family="presentation">
      <style:graphic-properties draw:stroke="none" draw:fill="none" draw:textarea-vertical-align="middle">
        <text:list-style style:name="資訊大未來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-title" style:family="presentation">
      <style:graphic-properties draw:stroke="none" draw:fill="none" draw:textarea-vertical-align="middle">
        <text:list-style style:name="資訊大未來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3.4000015258789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大未來2-backgroundobjects" style:family="presentation">
      <style:graphic-properties draw:shadow="hidden" draw:shadow-offset-x="0.3cm" draw:shadow-offset-y="0.3cm" draw:shadow-color="#808080"/>
    </style:style>
    <style:style style:name="資訊大未來2-notes" style:family="presentation">
      <style:graphic-properties draw:stroke="none" draw:fill="none">
        <text:list-style style:name="資訊大未來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2-outline1" style:family="presentation">
      <style:graphic-properties draw:stroke="none" draw:fill="none">
        <text:list-style style:name="資訊大未來2-outline1">
          <text:list-level-style-bullet text:level="1" text:bullet-char="•">
            <style:list-level-properties text:min-label-width="0.948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7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outline2" style:family="presentation" style:parent-style-name="資訊大未來2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3" style:family="presentation" style:parent-style-name="資訊大未來2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4" style:family="presentation" style:parent-style-name="資訊大未來2-outline3">
      <style:paragraph-properties fo:margin-left="4.444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5" style:family="presentation" style:parent-style-name="資訊大未來2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6" style:family="presentation" style:parent-style-name="資訊大未來2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7" style:family="presentation" style:parent-style-name="資訊大未來2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8" style:family="presentation" style:parent-style-name="資訊大未來2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9" style:family="presentation" style:parent-style-name="資訊大未來2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大未來2-subtitle" style:family="presentation">
      <style:graphic-properties draw:stroke="none" draw:fill="none" draw:textarea-vertical-align="middle">
        <text:list-style style:name="資訊大未來2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title" style:family="presentation">
      <style:graphic-properties draw:stroke="none" draw:fill="none" draw:textarea-vertical-align="middle">
        <text:list-style style:name="資訊大未來2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52.0999984741211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大未來1-background" style:family="presentation">
      <style:graphic-properties draw:stroke="none" draw:fill="solid" draw:fill-color="#000000" draw:fill-image-width="0cm" draw:fill-image-height="0cm"/>
    </style:style>
    <style:style style:name="資訊大未來1-backgroundobjects" style:family="presentation">
      <style:graphic-properties draw:shadow="hidden" draw:shadow-offset-x="0.3cm" draw:shadow-offset-y="0.3cm" draw:shadow-color="#808080"/>
    </style:style>
    <style:style style:name="資訊大未來1-notes" style:family="presentation">
      <style:graphic-properties draw:stroke="none" draw:fill="none">
        <text:list-style style:name="資訊大未來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1000003814697pt" fo:font-style="normal" fo:text-shadow="none" style:text-underline-style="none" fo:font-weight="normal" style:font-name-asian="MingLiU" style:font-family-asian="MingLiU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1-outline1" style:family="presentation">
      <style:graphic-properties draw:stroke="none" draw:fill="none">
        <text:list-style style:name="資訊大未來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大未來1-outline2" style:family="presentation" style:parent-style-name="資訊大未來1-outline1">
      <style:paragraph-properties fo:margin-left="2.399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3" style:family="presentation" style:parent-style-name="資訊大未來1-outline2">
      <style:paragraph-properties fo:margin-left="3.599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4" style:family="presentation" style:parent-style-name="資訊大未來1-outline3">
      <style:paragraph-properties fo:margin-left="4.799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5" style:family="presentation" style:parent-style-name="資訊大未來1-outline4">
      <style:paragraph-properties fo:margin-left="5.9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6" style:family="presentation" style:parent-style-name="資訊大未來1-outline5">
      <style:paragraph-properties fo:margin-left="7.1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7" style:family="presentation" style:parent-style-name="資訊大未來1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8" style:family="presentation" style:parent-style-name="資訊大未來1-outline7">
      <style:paragraph-properties fo:margin-left="9.5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9" style:family="presentation" style:parent-style-name="資訊大未來1-outline8">
      <style:paragraph-properties fo:margin-left="10.7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subtitle" style:family="presentation">
      <style:graphic-properties draw:stroke="none" draw:fill="none" draw:textarea-vertical-align="middle">
        <text:list-style style:name="資訊大未來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大未來1-title" style:family="presentation">
      <style:graphic-properties draw:stroke="none" draw:fill="none" draw:textarea-vertical-align="middle">
        <text:list-style style:name="資訊大未來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7.7999992370606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308cm" fo:min-width="18.378cm" fo:padding-top="0.13cm" fo:padding-bottom="0.13cm" fo:padding-left="0.25cm" fo:padding-right="0.25cm" fo:wrap-option="no-wrap" draw:shadow="hidden"/>
    </style:style>
    <style:style style:name="Mpr1" style:family="presentation" style:parent-style-name="資訊大未來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大未來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大未來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大未來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大未來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大未來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大未來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大未來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大未來2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0" style:family="presentation" style:parent-style-name="資訊大未來2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1" style:family="presentation" style:parent-style-name="資訊大未來2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資訊大未來2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資訊大未來2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資訊大未來2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資訊大未來2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資訊大未來2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資訊大未來1-backgroundobjects">
      <style:graphic-properties draw:stroke="none" draw:fill="gradient" draw:fill-gradient-name="彩色圖案_20_a6" draw:textarea-horizontal-align="center" draw:textarea-vertical-align="middle"/>
    </style:style>
    <style:style style:name="Mpr18" style:family="presentation" style:parent-style-name="資訊大未來1-title">
      <style:graphic-properties draw:fill-color="#ffffff" draw:auto-grow-height="false" fo:min-height="3.181cm"/>
    </style:style>
    <style:style style:name="Mpr19" style:family="presentation" style:parent-style-name="資訊大未來1-outline1">
      <style:graphic-properties draw:fill-color="#ffffff" draw:auto-grow-height="false" fo:min-height="12.573cm"/>
    </style:style>
    <style:style style:name="Mpr20" style:family="presentation" style:parent-style-name="資訊大未來1-backgroundobjects">
      <style:graphic-properties draw:stroke="none" draw:fill="none" draw:fill-color="#ffffff" draw:auto-grow-height="false" fo:min-height="1.314cm"/>
    </style:style>
    <style:style style:name="Mpr21" style:family="presentation" style:parent-style-name="資訊大未來1-backgroundobjects">
      <style:graphic-properties draw:stroke="none" draw:fill="none" draw:fill-color="#ffffff" draw:auto-grow-height="false" fo:min-height="1.27cm"/>
    </style:style>
    <style:style style:name="Mpr22" style:family="presentation" style:parent-style-name="資訊大未來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8.192cm" svg:height="1.377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14.541cm" svg:height="10.906cm" svg:x="2.169cm" svg:y="2.378cm" draw:page-number="1"/>
      <draw:page-thumbnail draw:layer="backgroundobjects" svg:width="14.541cm" svg:height="10.906cm" svg:x="2.169cm" svg:y="14.285cm"/>
    </style:handout-master>
    <style:master-page style:name="資訊大未來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8.88cm" svg:height="27.57cm" svg:x="0cm" svg:y="0cm">
          <text:p/>
        </draw:rect>
        <draw:custom-shape draw:style-name="Mgr9" draw:text-style-name="MP5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177cm" svg:height="1.375cm" svg:x="0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176cm" svg:height="1.375cm" svg:x="10.6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大未來-title" draw:layer="backgroundobjects" svg:width="12.583cm" svg:height="10.335cm" svg:x="3.146cm" svg:y="2.066cm" presentation:class="page"/>
        <draw:frame presentation:style-name="資訊大未來-notes" draw:layer="backgroundobjects" svg:width="15.1cm" svg:height="12.403cm" svg:x="1.888cm" svg:y="13.095cm" presentation:class="notes" presentation:placeholder="true">
          <draw:text-box/>
        </draw:frame>
        <draw:frame presentation:style-name="Mpr7" draw:text-style-name="MP12" draw:layer="backgroundobjects" svg:width="8.177cm" svg:height="1.374cm" svg:x="0cm" svg:y="26.18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176cm" svg:height="1.374cm" svg:x="10.694cm" svg:y="26.18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大未來2" style:page-layout-name="PM1" draw:style-name="Mdp1">
      <draw:rect presentation:style-name="Mpr9" draw:layer="backgroundobjects" svg:width="25.4cm" svg:height="6.5cm" svg:x="0cm" svg:y="9cm">
        <text:p/>
      </draw:rect>
      <draw:rect presentation:style-name="Mpr10" draw:layer="backgroundobjects" svg:width="25.4cm" svg:height="9cm" svg:x="0cm" svg:y="0cm">
        <text:p/>
      </draw:rect>
      <draw:frame presentation:style-name="Mpr11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2" draw:text-style-name="MP8" draw:layer="backgroundobjects" svg:width="22.856cm" svg:height="6.861cm" svg:x="5cm" svg:y="11cm" presentation:class="outline">
        <draw:text-box>
          <text:list text:style-name="ML6">
            <text:list-item>
              <text:p text:style-name="MP6">請按鼠標，編輯大綱文字格式。</text:p>
              <text:list>
                <text:list-item>
                  <text:p text:style-name="MP7"><text:span text:style-name="MT7">第二個大綱級</text:span></text:p>
                  <text:list>
                    <text:list-item>
                      <text:p text:style-name="MP7"><text:span text:style-name="MT7">第三個大綱級</text:span></text:p>
                      <text:list>
                        <text:list-item>
                          <text:p text:style-name="MP7"><text:span text:style-name="MT7">第四個大綱級</text:span></text:p>
                          <text:list>
                            <text:list-item>
                              <text:p text:style-name="MP7"><text:span text:style-name="MT7">第五個大綱級</text:span></text:p>
                              <text:list>
                                <text:list-item>
                                  <text:p text:style-name="MP7"><text:span text:style-name="MT7">第六個大綱級</text:span></text:p>
                                  <text:list>
                                    <text:list-item>
                                      <text:p text:style-name="MP7"><text:span text:style-name="MT7">第七個大綱級</text:span></text:p>
                                      <text:list>
                                        <text:list-item>
                                          <text:p text:style-name="MP7"><text:span text:style-name="MT7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8.88cm" svg:height="27.57cm" svg:x="0cm" svg:y="0cm">
          <text:p/>
        </draw:rect>
        <draw:custom-shape draw:style-name="Mgr9" draw:text-style-name="MP5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12" draw:layer="backgroundobjects" svg:width="8.177cm" svg:height="1.375cm" svg:x="0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14" draw:text-style-name="MP13" draw:layer="backgroundobjects" svg:width="8.176cm" svg:height="1.375cm" svg:x="10.694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大未來2-title" draw:layer="backgroundobjects" svg:width="12.583cm" svg:height="10.335cm" svg:x="3.146cm" svg:y="2.066cm" presentation:class="page"/>
        <draw:frame presentation:style-name="資訊大未來2-notes" draw:layer="backgroundobjects" svg:width="15.1cm" svg:height="12.403cm" svg:x="1.888cm" svg:y="13.095cm" presentation:class="notes" presentation:placeholder="true" presentation:user-transformed="true">
          <draw:text-box/>
        </draw:frame>
        <draw:frame presentation:style-name="Mpr15" draw:text-style-name="MP12" draw:layer="backgroundobjects" svg:width="8.177cm" svg:height="1.374cm" svg:x="0cm" svg:y="26.18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16" draw:text-style-name="MP13" draw:layer="backgroundobjects" svg:width="8.176cm" svg:height="1.374cm" svg:x="10.694cm" svg:y="26.18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大未來1" style:page-layout-name="PM1" draw:style-name="Mdp2">
      <draw:rect presentation:style-name="Mpr17" draw:layer="backgroundobjects" svg:width="25.4cm" svg:height="8cm" svg:x="0cm" svg:y="0cm">
        <text:p/>
      </draw:rect>
      <draw:frame presentation:style-name="Mpr18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9" draw:text-style-name="MP16" draw:layer="backgroundobjects" svg:width="22.859cm" svg:height="12.572cm" svg:x="1.27cm" svg:y="4.457cm" presentation:class="outline">
        <draw:text-box>
          <text:list text:style-name="ML8">
            <text:list-item>
              <text:p text:style-name="MP14">請按鼠標，編輯大綱文字格式。</text:p>
              <text:list>
                <text:list-item>
                  <text:p text:style-name="MP15"><text:span text:style-name="MT8">第二個大綱級</text:span></text:p>
                  <text:list>
                    <text:list-item>
                      <text:p text:style-name="MP15"><text:span text:style-name="MT8">第三個大綱級</text:span></text:p>
                      <text:list>
                        <text:list-item>
                          <text:p text:style-name="MP15"><text:span text:style-name="MT8">第四個大綱級</text:span></text:p>
                          <text:list>
                            <text:list-item>
                              <text:p text:style-name="MP15"><text:span text:style-name="MT8">第五個大綱級</text:span></text:p>
                              <text:list>
                                <text:list-item>
                                  <text:p text:style-name="MP15"><text:span text:style-name="MT8">第六個大綱級</text:span></text:p>
                                  <text:list>
                                    <text:list-item>
                                      <text:p text:style-name="MP15"><text:span text:style-name="MT8">第七個大綱級</text:span></text:p>
                                      <text:list>
                                        <text:list-item>
                                          <text:p text:style-name="MP15"><text:span text:style-name="MT8">第八個大綱級</text:span></text:p>
                                          <text:list>
                                            <text:list-item>
                                              <text:p text:style-name="MP15"><text:span text:style-name="MT8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20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20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0">
        <draw:page-thumbnail presentation:style-name="資訊大未來1-title" draw:layer="backgroundobjects" svg:width="12.586cm" svg:height="10.338cm" svg:x="3.146cm" svg:y="2.094cm" presentation:class="page"/>
        <draw:frame presentation:style-name="資訊大未來1-notes" draw:layer="backgroundobjects" svg:width="15.103cm" svg:height="12.405cm" svg:x="1.888cm" svg:y="13.095cm" presentation:class="notes" presentation:placeholder="true">
          <draw:text-box/>
        </draw:frame>
        <draw:frame presentation:style-name="Mpr21" draw:text-style-name="MP2" draw:layer="backgroundobjects" svg:width="8.192cm" svg:height="1.377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1" draw:text-style-name="MP4" draw:layer="backgroundobjects" svg:width="8.192cm" svg:height="1.377cm" svg:x="10.6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22" draw:text-style-name="MP2" draw:layer="backgroundobjects" svg:width="8.192cm" svg:height="1.377cm" svg:x="0cm" svg:y="26.191cm" presentation:class="footer">
          <draw:text-box>
            <text:p text:style-name="MP2"><text:span text:style-name="MT1"><presentation:footer/></text:span></text:p>
          </draw:text-box>
        </draw:frame>
        <draw:frame presentation:style-name="Mpr22" draw:text-style-name="MP4" draw:layer="backgroundobjects" svg:width="8.192cm" svg:height="1.377cm" svg:x="10.686cm" svg:y="26.191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dc:title>簡報</dc:title>
    <meta:creation-date>2006-04-10T12:42:19</meta:creation-date>
    <dc:date>2009-04-24T11:27:20</dc:date>
    <meta:editing-cycles>1</meta:editing-cycles>
    <meta:editing-duration>PT0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